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ntragsgrün_20_Header_20_TOP">
      <style:text-properties officeooo:rsid="000994eb" officeooo:paragraph-rsid="000994eb"/>
    </style:style>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P1">2. Präsidium &amp; Antragskommission</text:p><text:p text:style-name="Frame_20_contents">Antrag: <text:span text:style-name="T1">{{ANTRAGSGRUEN:TITLE}}</text:span></text:p><text:p text:style-name="Frame_20_contents">AntragstellerInnen: <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text-properties style:font-name="Arvo Gruen" fo:font-family="'Arvo Gruen'" style:font-style-name="Standard" style:font-pitch="variable"/>
    </style:style>
    <style:style style:name="Antragsgrün_20_LineNumbered_20_First" style:display-name="Antragsgrün LineNumbered First" style:family="paragraph" style:parent-style-name="Text_20_body" style:next-style-name="Antragsgrün_20_LineNumbered_20_Standard" style:class="text" style:master-page-name="">
      <style:paragraph-properties style:page-number="auto" fo:background-color="transparent" style:shadow="none" text:number-lines="true" text:line-number="1">
        <style:background-image/>
      </style:paragraph-properties>
      <style:text-properties style:font-name="PT Sans" fo:font-family="'PT Sans'" style:font-style-name="Standard" style:font-family-generic="swiss" style:font-pitch="variable" style:font-size-asian="10.5pt"/>
    </style:style>
    <style:style style:name="Antragsgrün_20_H2" style:display-name="Antragsgrün H2" style:family="paragraph" style:parent-style-name="Heading" style:class="text">
      <style:text-properties style:font-name="Arvo" fo:font-family="Arvo" style:font-style-name="Fett" style:font-pitch="variable" fo:font-weight="normal"/>
    </style:style>
    <style:style style:name="Antragsgrün_20_H3" style:display-name="Antragsgrün H3" style:family="paragraph" style:parent-style-name="Heading" style:class="text">
      <style:text-properties style:font-name="Arvo1" fo:font-family="Arvo" style:font-style-name="Standard" style:font-pitch="variable" fo:font-weight="normal"/>
    </style:style>
    <style:style style:name="Antragsgrün_20_H4" style:display-name="Antragsgrün H4" style:family="paragraph" style:parent-style-name="Heading" style:class="text">
      <style:text-properties style:font-name="Arvo1" fo:font-family="Arvo" style:font-style-name="Standard" style:font-pitch="variable" fo:font-weight="normal"/>
    </style:style>
    <style:style style:name="Antragsgrün_20_H5" style:display-name="Antragsgrün H5" style:family="paragraph" style:parent-style-name="Heading" style:class="text">
      <style:text-properties style:font-name="Arvo1" fo:font-family="Arvo" style:font-style-name="Standard" style:font-pitch="variable" fo:font-weight="normal"/>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PT Sans" fo:font-family="'PT Sans'" style:font-style-name="Standard" style:font-family-generic="swiss" style:font-pitch="variable"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name="PT Sans" fo:font-family="'PT Sans'" style:font-style-name="Standard" style:font-family-generic="swiss" style:font-pitch="variable"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style:font-name="Arvo1" fo:font-family="Arvo" style:font-style-name="Standard" style:font-pitch="variable" fo:font-size="12pt" fo:font-weight="normal"/>
    </style:style>
    <style:style style:name="Antragsgrün_20_Header_20_Title" style:display-name="Antragsgrün Header Title" style:family="paragraph" style:parent-style-name="Heading" style:next-style-name="Antragsgrün_20_Header_20_Initiator" style:class="text" style:master-page-name="">
      <style:paragraph-properties fo:margin-top="0.101cm" fo:margin-bottom="0.101cm" loext:contextual-spacing="false" style:page-number="auto" fo:background-color="transparent" style:shadow="none">
        <style:tab-stops/>
        <style:background-image/>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08-11T14:38:18.331106000</dc:date>
    <meta:editing-duration>PT1H35M2S</meta:editing-duration>
    <meta:editing-cycles>25</meta:editing-cycles>
    <meta:generator>LibreOffice/4.3.7.2$MacOSX_x86 LibreOffice_project/8a35821d8636a03b8bf4e15b48f59794652c68ba</meta:generator>
    <meta:document-statistic meta:table-count="0" meta:image-count="0" meta:object-count="0" meta:page-count="1" meta:paragraph-count="11" meta:word-count="192" meta:character-count="1388" meta:non-whitespace-character-count="1203"/>
  </office:meta>
</office:document-meta>
</file>